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Обычный">
      <style:paragraph-properties fo:margin-top="0cm" fo:margin-bottom="0cm" fo:line-height="100%" fo:text-align="center" style:justify-single-word="false">
        <style:tab-stops>
          <style:tab-stop style:position="2cm"/>
        </style:tab-stops>
      </style:paragraph-properties>
      <style:text-properties fo:text-transform="uppercase" style:font-name="Times New Roman" fo:font-size="12pt" fo:font-weight="bold" style:font-size-asian="12pt" style:font-weight-asian="bold" style:font-size-complex="12pt"/>
    </style:style>
    <style:style style:name="P3" style:family="paragraph" style:parent-style-name="Обычный">
      <style:paragraph-properties fo:margin-left="0cm" fo:margin-right="0cm" fo:margin-top="0cm" fo:margin-bottom="0cm" fo:line-height="100%" fo:text-align="center" style:justify-single-word="false" fo:text-indent="2cm" style:auto-text-indent="false">
        <style:tab-stops>
          <style:tab-stop style:position="2cm"/>
        </style:tab-stops>
      </style:paragraph-properties>
      <style:text-properties style:font-name="Times New Roman" fo:font-size="12pt" fo:font-weight="bold" style:font-size-asian="12pt" style:font-weight-asian="bold" style:font-size-complex="12pt"/>
    </style:style>
    <style:style style:name="P4" style:family="paragraph" style:parent-style-name="Обычный">
      <style:paragraph-properties fo:margin-left="0cm" fo:margin-right="0cm" fo:margin-top="0cm" fo:margin-bottom="0cm" fo:line-height="100%" fo:text-align="justify" style:justify-single-word="false" fo:text-indent="2cm" style:auto-text-indent="false"/>
      <style:text-properties style:font-name="Times New Roman" fo:font-size="12pt" style:font-size-asian="12pt" style:font-size-complex="12pt"/>
    </style:style>
    <style:style style:name="P5" style:family="paragraph" style:parent-style-name="Обычный">
      <style:paragraph-properties fo:margin-left="0cm" fo:margin-right="0cm" fo:margin-top="0cm" fo:margin-bottom="0cm" fo:line-height="100%" fo:text-align="justify" style:justify-single-word="false" fo:text-indent="1.249cm" style:auto-text-indent="false"/>
      <style:text-properties style:font-name="Times New Roman" fo:font-size="12pt" fo:font-weight="bold" style:font-size-asian="12pt" style:font-weight-asian="bold" style:font-size-complex="12pt"/>
    </style:style>
    <style:style style:name="P6" style:family="paragraph" style:parent-style-name="Обычный">
      <style:paragraph-properties fo:margin-left="0cm" fo:margin-right="0cm" fo:margin-top="0cm" fo:margin-bottom="0cm" fo:line-height="100%" fo:text-align="justify" style:justify-single-word="false" fo:text-indent="1.249cm" style:auto-text-indent="false"/>
      <style:text-properties style:font-name="Times New Roman" fo:font-size="12pt" style:font-size-asian="12pt" style:font-size-complex="12pt"/>
    </style:style>
    <style:style style:name="P7" style:family="paragraph" style:parent-style-name="Обычный">
      <style:paragraph-properties fo:margin-left="2cm" fo:margin-right="0cm" fo:margin-top="0cm" fo:margin-bottom="0cm" fo:line-height="100%" fo:text-align="justify" style:justify-single-word="false" fo:text-indent="0cm" style:auto-text-indent="false">
        <style:tab-stops>
          <style:tab-stop style:position="1cm"/>
        </style:tab-stops>
      </style:paragraph-properties>
      <style:text-properties style:font-name="Times New Roman" fo:font-size="12pt" style:font-size-asian="12pt" style:font-size-complex="12pt"/>
    </style:style>
    <style:style style:name="P8" style:family="paragraph" style:parent-style-name="Обычный">
      <style:paragraph-properties fo:margin-left="2cm" fo:margin-right="0cm" fo:margin-top="0cm" fo:margin-bottom="0cm" fo:line-height="100%" fo:text-align="justify" style:justify-single-word="false" fo:text-indent="0cm" style:auto-text-indent="false">
        <style:tab-stops>
          <style:tab-stop style:position="1cm"/>
        </style:tab-stops>
      </style:paragraph-properties>
      <style:text-properties style:font-name="Times New Roman" fo:font-size="12pt" fo:font-weight="bold" style:font-size-asian="12pt" style:font-weight-asian="bold" style:font-size-complex="12pt"/>
    </style:style>
    <style:style style:name="P9" style:family="paragraph" style:parent-style-name="Subtle_20_Emphasis">
      <style:paragraph-properties fo:margin-left="1.251cm" fo:margin-right="0cm" fo:text-align="justify" style:justify-single-word="false" fo:text-indent="0cm" style:auto-text-indent="false">
        <style:tab-stops>
          <style:tab-stop style:position="0.75cm"/>
        </style:tab-stops>
      </style:paragraph-properties>
    </style:style>
    <style:style style:name="P10" style:family="paragraph" style:parent-style-name="Обычный">
      <style:paragraph-properties fo:margin-left="0cm" fo:margin-right="0cm" fo:margin-top="0cm" fo:margin-bottom="0cm" fo:line-height="100%" fo:text-align="justify" style:justify-single-word="false" fo:text-indent="1.251cm" style:auto-text-indent="false">
        <style:tab-stops>
          <style:tab-stop style:position="2cm"/>
        </style:tab-stops>
      </style:paragraph-properties>
      <style:text-properties style:font-name="Times New Roman" fo:font-size="12pt" style:font-size-asian="12pt" style:font-size-complex="12pt"/>
    </style:style>
    <style:style style:name="P11" style:family="paragraph" style:parent-style-name="Обычный">
      <style:paragraph-properties fo:margin-left="0.25cm" fo:margin-right="0cm" fo:margin-top="0cm" fo:margin-bottom="0cm" fo:line-height="100%" fo:text-align="justify" style:justify-single-word="false" fo:text-indent="1.75cm" style:auto-text-indent="false">
        <style:tab-stops>
          <style:tab-stop style:position="2.75cm"/>
        </style:tab-stops>
      </style:paragraph-properties>
      <style:text-properties style:font-name="Times New Roman" fo:font-size="12pt" style:font-size-asian="12pt" style:font-size-complex="12pt"/>
    </style:style>
    <style:style style:name="P12" style:family="paragraph" style:parent-style-name="Обычный">
      <style:paragraph-properties fo:margin-left="0.25cm" fo:margin-right="0cm" fo:margin-top="0cm" fo:margin-bottom="0cm" fo:line-height="100%" fo:text-align="justify" style:justify-single-word="false" fo:text-indent="1.75cm" style:auto-text-indent="false">
        <style:tab-stops>
          <style:tab-stop style:position="2.75cm"/>
        </style:tab-stops>
      </style:paragraph-properties>
      <style:text-properties style:font-name="Times New Roman" fo:font-size="12pt" fo:language="en" fo:country="US" style:font-size-asian="12pt" style:font-size-complex="12pt"/>
    </style:style>
    <style:style style:name="P13" style:family="paragraph" style:parent-style-name="Subtle_20_Emphasis">
      <style:paragraph-properties fo:margin-left="0cm" fo:margin-right="0cm" fo:text-align="justify" style:justify-single-word="false" fo:text-indent="0cm" style:auto-text-indent="false">
        <style:tab-stops>
          <style:tab-stop style:position="0.75cm"/>
        </style:tab-stops>
      </style:paragraph-properties>
      <style:text-properties fo:language="en" fo:country="US"/>
    </style:style>
    <style:style style:name="P14" style:family="paragraph" style:parent-style-name="Обычный" style:master-page-name="MP0">
      <style:paragraph-properties fo:margin-top="0cm" fo:margin-bottom="0cm" fo:line-height="100%" fo:text-align="center" style:justify-single-word="false" style:page-number="auto" fo:break-before="page">
        <style:tab-stops>
          <style:tab-stop style:position="2cm"/>
        </style:tab-stops>
      </style:paragraph-properties>
      <style:text-properties fo:font-variant="normal" fo:text-transform="none" style:font-name="Times New Roman" fo:font-size="12pt" fo:font-weight="bold" style:font-size-asian="12pt" style:font-weight-asian="bold" style:font-size-complex="12pt"/>
    </style:style>
    <style:style style:name="P15" style:family="paragraph" style:parent-style-name="Обычный" style:list-style-name="L1">
      <style:paragraph-properties fo:margin-left="0cm" fo:margin-right="0cm" fo:margin-top="0cm" fo:margin-bottom="0cm" fo:line-height="100%" fo:text-align="center" style:justify-single-word="false" fo:text-indent="2cm" style:auto-text-indent="false">
        <style:tab-stops>
          <style:tab-stop style:position="3cm"/>
        </style:tab-stops>
      </style:paragraph-properties>
      <style:text-properties style:font-name="Times New Roman" fo:font-size="12pt" fo:font-weight="bold" style:font-size-asian="12pt" style:font-weight-asian="bold" style:font-size-complex="12pt"/>
    </style:style>
    <style:style style:name="P16" style:family="paragraph" style:parent-style-name="Обычный" style:list-style-name="L1">
      <style:paragraph-properties fo:margin-left="0cm" fo:margin-right="0cm" fo:margin-top="0cm" fo:margin-bottom="0cm" fo:line-height="100%" fo:text-align="center" style:justify-single-word="false" fo:text-indent="2cm" style:auto-text-indent="false">
        <style:tab-stops>
          <style:tab-stop style:position="3cm"/>
        </style:tab-stops>
      </style:paragraph-properties>
    </style:style>
    <style:style style:name="P17" style:family="paragraph" style:parent-style-name="Обычный" style:list-style-name="L1">
      <style:paragraph-properties fo:margin-left="0cm" fo:margin-right="0cm" fo:margin-top="0cm" fo:margin-bottom="0cm" fo:line-height="100%" fo:text-align="justify" style:justify-single-word="false" fo:text-indent="1.75cm" style:auto-text-indent="false">
        <style:tab-stops>
          <style:tab-stop style:position="2.75cm"/>
        </style:tab-stops>
      </style:paragraph-properties>
    </style:style>
    <style:style style:name="P18" style:family="paragraph" style:parent-style-name="Обычный" style:list-style-name="L1">
      <style:paragraph-properties fo:margin-left="0cm" fo:margin-right="0cm" fo:margin-top="0cm" fo:margin-bottom="0cm" fo:line-height="100%" fo:text-align="justify" style:justify-single-word="false" fo:text-indent="1.75cm" style:auto-text-indent="false">
        <style:tab-stops>
          <style:tab-stop style:position="2.75cm"/>
        </style:tab-stops>
      </style:paragraph-properties>
      <style:text-properties style:font-name="Times New Roman" fo:font-size="12pt" style:font-size-asian="12pt" style:font-size-complex="12pt"/>
    </style:style>
    <style:style style:name="P19" style:family="paragraph" style:parent-style-name="Обычный" style:list-style-name="L1">
      <style:paragraph-properties fo:margin-left="-0.021cm" fo:margin-right="0cm" fo:margin-top="0cm" fo:margin-bottom="0cm" fo:line-height="100%" fo:text-align="justify" style:justify-single-word="false" fo:text-indent="1.75cm" style:auto-text-indent="false">
        <style:tab-stops>
          <style:tab-stop style:position="2.75cm"/>
        </style:tab-stops>
      </style:paragraph-properties>
    </style:style>
    <style:style style:name="P20" style:family="paragraph" style:parent-style-name="Обычный" style:list-style-name="L1">
      <style:paragraph-properties fo:margin-left="-0.021cm" fo:margin-right="0cm" fo:margin-top="0cm" fo:margin-bottom="0cm" fo:line-height="100%" fo:text-align="justify" style:justify-single-word="false" fo:text-indent="1.75cm" style:auto-text-indent="false">
        <style:tab-stops>
          <style:tab-stop style:position="2.75cm"/>
        </style:tab-stops>
      </style:paragraph-properties>
      <style:text-properties style:font-name="Times New Roman" fo:font-size="12pt" style:font-size-asian="12pt" style:font-size-complex="12pt"/>
    </style:style>
    <style:style style:name="P21" style:family="paragraph" style:parent-style-name="Обычный" style:list-style-name="L1">
      <style:paragraph-properties fo:margin-left="0cm" fo:margin-right="0cm" fo:margin-top="0cm" fo:margin-bottom="0cm" fo:line-height="100%" fo:text-align="justify" style:justify-single-word="false" fo:text-indent="1.75cm" style:auto-text-indent="true">
        <style:tab-stops>
          <style:tab-stop style:position="2.75cm"/>
        </style:tab-stops>
      </style:paragraph-properties>
    </style:style>
    <style:style style:name="P22" style:family="paragraph" style:parent-style-name="Обычный" style:list-style-name="L1">
      <style:paragraph-properties fo:margin-left="0cm" fo:margin-right="0cm" fo:margin-top="0cm" fo:margin-bottom="0cm" fo:line-height="100%" fo:text-align="justify" style:justify-single-word="false" fo:text-indent="1.75cm" style:auto-text-indent="true">
        <style:tab-stops>
          <style:tab-stop style:position="2.75cm"/>
        </style:tab-stops>
      </style:paragraph-properties>
      <style:text-properties style:font-name="Times New Roman" fo:font-size="12pt" style:font-size-asian="12pt" style:font-size-complex="12pt"/>
    </style:style>
    <style:style style:name="P23" style:family="paragraph" style:parent-style-name="Обычный" style:list-style-name="L1">
      <style:paragraph-properties fo:margin-left="0.25cm" fo:margin-right="0cm" fo:margin-top="0cm" fo:margin-bottom="0cm" fo:line-height="100%" fo:text-align="justify" style:justify-single-word="false" fo:text-indent="1.75cm" style:auto-text-indent="false">
        <style:tab-stops>
          <style:tab-stop style:position="2.75cm"/>
        </style:tab-stops>
      </style:paragraph-properties>
    </style:style>
    <style:style style:name="P24" style:family="paragraph" style:parent-style-name="Обычный" style:list-style-name="L1">
      <style:paragraph-properties fo:margin-left="0.25cm" fo:margin-right="0cm" fo:margin-top="0cm" fo:margin-bottom="0cm" fo:line-height="100%" fo:text-align="justify" style:justify-single-word="false" fo:text-indent="1.75cm" style:auto-text-indent="false">
        <style:tab-stops>
          <style:tab-stop style:position="2.75cm"/>
        </style:tab-stops>
      </style:paragraph-properties>
      <style:text-properties style:font-name="Times New Roman" fo:font-size="12pt" style:font-size-asian="12pt" style:font-size-complex="12pt"/>
    </style:style>
    <style:style style:name="P25" style:family="paragraph" style:parent-style-name="Обычный" style:list-style-name="L1">
      <style:paragraph-properties fo:margin-left="0cm" fo:margin-right="0cm" fo:margin-top="0cm" fo:margin-bottom="0cm" fo:line-height="100%" fo:text-align="justify" style:justify-single-word="false" fo:text-indent="2.501cm" style:auto-text-indent="false">
        <style:tab-stops/>
      </style:paragraph-properties>
      <style:text-properties style:font-name="Times New Roman" fo:font-size="12pt" style:font-size-asian="12pt" style:font-size-complex="12pt"/>
    </style:style>
    <style:style style:name="P26" style:family="paragraph" style:parent-style-name="Обычный" style:list-style-name="L1">
      <style:paragraph-properties fo:margin-left="0.021cm" fo:margin-right="0cm" fo:margin-top="0cm" fo:margin-bottom="0cm" fo:line-height="100%" fo:text-align="justify" style:justify-single-word="false" fo:text-indent="1.75cm" style:auto-text-indent="false">
        <style:tab-stops>
          <style:tab-stop style:position="2.75cm"/>
        </style:tab-stops>
      </style:paragraph-properties>
      <style:text-properties style:font-name="Times New Roman" fo:font-size="12pt" style:font-size-asian="12pt" style:font-size-complex="12pt"/>
    </style:style>
    <style:style style:name="T1" style:family="text">
      <style:text-properties style:font-name="Times New Roman" fo:font-size="10pt" style:font-size-asian="10pt" style:font-size-complex="10pt"/>
    </style:style>
    <style:style style:name="T2" style:family="text">
      <style:text-properties style:font-name="Times New Roman" fo:font-size="12pt" fo:font-weight="bold" style:font-size-asian="12pt" style:font-weight-asian="bold" style:font-size-complex="12pt"/>
    </style:style>
    <style:style style:name="T3" style:family="text">
      <style:text-properties style:font-name="Times New Roman" fo:font-size="12pt" style:font-size-asian="12pt" style:font-size-complex="12pt"/>
    </style:style>
    <style:style style:name="T4" style:family="text">
      <style:text-properties fo:language="en" fo:country="US"/>
    </style:style>
    <style:style style:name="T5" style:family="text">
      <style:text-properties fo:language="ru" fo:country="RU"/>
    </style:style>
    <text:list-style style:name="L1">
      <text:list-level-style-number text:level="1" text:style-name="WW_5f_CharLFO1LVL1" style:num-suffix="." style:num-format="1">
        <style:list-level-properties text:min-label-width="0.635cm"/>
      </text:list-level-style-number>
      <text:list-level-style-number text:level="2" text:style-name="WW_5f_CharLFO1LVL2" style:num-suffix="." style:num-format="1" text:display-levels="2">
        <style:list-level-properties text:min-label-distance="0.15cm"/>
      </text:list-level-style-number>
      <text:list-level-style-number text:level="3" style:num-suffix="." style:num-format="1" text:display-levels="3">
        <style:list-level-properties text:min-label-distance="0.15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О<text:span text:style-name="T5">ФЕРТА</text:span> <text:span text:style-name="T5">№ </text:span><text:span text:style-name="T4">{$num}</text:span></text:p>
      <text:p text:style-name="P2">на заключение Соглашения</text:p>
      <text:p text:style-name="P3">о выполнении работы и/или оказании услуги с использованием онлайн сервиса «Безопасная сделка»</text:p>
      <text:p text:style-name="P3"/>
      <text:p text:style-name="P5">Настоящая Оферта является предложением Заказчика (Работодателя) на заключение с Исполнителем (Фри-лансером) Соглашения на условиях, изложенных в настоящей Оферте. Акцепт Оферты осуществляется в порядке, предусмотренном в настоящей Оферте. Акцепт Оферты Исполнителем (Фри-лансером) равносилен заключению Соглашения на условиях, изложенных в настоящей Оферте.</text:p>
      <text:p text:style-name="P5">Заказчик (Работодатель) предлагает Исполнителю (Фри-лансеру) заключить Соглашение о выполнении работы и/или оказании услуги с использованием онлайн сервиса «Безопасная сделка» на следующих условиях:</text:p>
      <text:p text:style-name="P5"/>
      <text:p text:style-name="P6">Настоящее Соглашение о выполнении работы и/или оказании услуги с использованием онлайн сервиса «Безопасная сделка», далее также – Соглашение или настоящее Соглашение, заключается между: </text:p>
      <text:p text:style-name="P6">лицом, являющимся Заказчиком, как оно определено ниже, далее также Заказчик или Работодатель; и</text:p>
      <text:p text:style-name="P6">лицом, являющимся Исполнителем, как оно определено ниже, далее также Исполнитель или Фри-лансер;</text:p>
      <text:p text:style-name="P6">далее совместно именуемыми Стороны, а по отдельности – Сторона. </text:p>
      <text:p text:style-name="P4"/>
      <text:list xml:id="list6597797155422697877" text:style-name="L1">
        <text:list-item>
          <text:p text:style-name="P15">Термины и определения</text:p>
        </text:list-item>
      </text:list>
      <text:p text:style-name="P7"/>
      <text:list xml:id="list31641394" text:continue-numbering="true" text:style-name="L1">
        <text:list-item>
          <text:list>
            <text:list-item>
              <text:p text:style-name="P17"><text:span text:style-name="Основной_20_шрифт_20_абзаца"><text:span text:style-name="T2">Договор ‑</text:span></text:span><text:span text:style-name="Основной_20_шрифт_20_абзаца"><text:span text:style-name="T3"> Договор об использовании онлайн сервиса «Безопасная сделка». Текст Договора размещен на Сайте Free-lance.ru в сети Интернет по адресу:</text:span></text:span> <text:a xlink:type="simple" xlink:href="http://www.free-lance.ru/offer_escrow.pdf"><text:span text:style-name="Основной_20_шрифт_20_абзаца"><text:span text:style-name="T3">http://www.free-lance.ru/offer_escrow.pdf</text:span></text:span></text:a><text:span text:style-name="Основной_20_шрифт_20_абзаца"><text:span text:style-name="T3">;</text:span></text:span></text:p>
            </text:list-item>
            <text:list-item>
              <text:p text:style-name="P17"><text:span text:style-name="Основной_20_шрифт_20_абзаца"><text:span text:style-name="T2">Заказчик (Работодатель) – </text:span></text:span><text:span text:style-name="Основной_20_шрифт_20_абзаца"><text:span text:style-name="T3">пользователь Сайта, зарегистрированный на Сайте в качестве Работодателя, заключивший с Исполнителем </text:span></text:span><text:span text:style-name="Основной_20_шрифт_20_абзаца"><text:span text:style-name="T3">настоящее </text:span></text:span><text:span text:style-name="Основной_20_шрифт_20_абзаца"><text:span text:style-name="T3">Соглашение. </text:span></text:span><text:span text:style-name="Основной_20_шрифт_20_абзаца"><text:span text:style-name="T3">Заказчик</text:span></text:span><text:span text:style-name="Основной_20_шрифт_20_абзаца"><text:span text:style-name="T3">ом может быть физическое лицо</text:span></text:span><text:span text:style-name="Основной_20_шрифт_20_абзаца"><text:span text:style-name="T3"> </text:span></text:span><text:span text:style-name="Основной_20_шрифт_20_абзаца"><text:span text:style-name="T3">— </text:span></text:span><text:span text:style-name="Основной_20_шрифт_20_абзаца"><text:span text:style-name="T3">резидент Российской Федерации</text:span></text:span><text:span text:style-name="Основной_20_шрифт_20_абзаца"><text:span text:style-name="T3"> </text:span></text:span><text:span text:style-name="Основной_20_шрифт_20_абзаца"><text:span text:style-name="T3">или </text:span></text:span><text:span text:style-name="Основной_20_шрифт_20_абзаца"><text:span text:style-name="T3">нерезидент Российской Федерации</text:span></text:span><text:span text:style-name="Основной_20_шрифт_20_абзаца"><text:span text:style-name="T3">, а также индивидуальный предприниматель, зарегистрированный в соответствии с законодательством Российской Федерации</text:span></text:span><text:span text:style-name="Основной_20_шрифт_20_абзаца"><text:span text:style-name="T3"> </text:span></text:span><text:span text:style-name="Основной_20_шрифт_20_абзаца"><text:span text:style-name="T3">или любого иного государства</text:span></text:span><text:span text:style-name="Основной_20_шрифт_20_абзаца"><text:span text:style-name="T3">, или юридическое лицо, созданное в соответствии с законодательством Российской Федерации</text:span></text:span><text:span text:style-name="Основной_20_шрифт_20_абзаца"><text:span text:style-name="T3"> </text:span></text:span><text:span text:style-name="Основной_20_шрифт_20_абзаца"><text:span text:style-name="T3">или любого иного государства</text:span></text:span><text:span text:style-name="Основной_20_шрифт_20_абзаца"><text:span text:style-name="T3">;</text:span></text:span></text:p>
            </text:list-item>
            <text:list-item>
              <text:p text:style-name="P17"><text:span text:style-name="Основной_20_шрифт_20_абзаца"><text:span text:style-name="T2">Защищенные страницы Сайта </text:span></text:span><text:span text:style-name="Основной_20_шрифт_20_абзаца"><text:span text:style-name="T3">– страницы онлайн сервиса Сайта «Безопасная сделка», доступ к которым возможен только при вводе Исполнителем/Заказчиком Логина и Пароля;</text:span></text:span></text:p>
            </text:list-item>
            <text:list-item>
              <text:p text:style-name="P17"><text:span text:style-name="Основной_20_шрифт_20_абзаца"><text:span text:style-name="T2">Исполнитель (Фри-лансер)</text:span></text:span><text:span text:style-name="Основной_20_шрифт_20_абзаца"><text:span text:style-name="T3"> </text:span></text:span><text:span text:style-name="Основной_20_шрифт_20_абзаца"><text:span text:style-name="T2">– </text:span></text:span><text:span text:style-name="Основной_20_шрифт_20_абзаца"><text:span text:style-name="T3">пользователь Сайта, зарегистрированный на Сайте в качестве Фри-лансера, заключивший с Заказчиком Соглашение о выполнении работ/оказании услуг в соответствии с Техническим заданием Заказчика (Работодателя). </text:span></text:span><text:span text:style-name="Основной_20_шрифт_20_абзаца"><text:span text:style-name="T3">Исполнител</text:span></text:span><text:span text:style-name="Основной_20_шрифт_20_абзаца"><text:span text:style-name="T3">ем</text:span></text:span><text:span text:style-name="Основной_20_шрифт_20_абзаца"><text:span text:style-name="T3"> </text:span></text:span><text:span text:style-name="Основной_20_шрифт_20_абзаца"><text:span text:style-name="T3">может быть физическое лицо</text:span></text:span><text:span text:style-name="Основной_20_шрифт_20_абзаца"><text:span text:style-name="T3"> </text:span></text:span><text:span text:style-name="Основной_20_шрифт_20_абзаца"><text:span text:style-name="T3">— </text:span></text:span><text:span text:style-name="Основной_20_шрифт_20_абзаца"><text:span text:style-name="T3">резидент Российской Федерации</text:span></text:span><text:span text:style-name="Основной_20_шрифт_20_абзаца"><text:span text:style-name="T3"> </text:span></text:span><text:span text:style-name="Основной_20_шрифт_20_абзаца"><text:span text:style-name="T3">нерезидент Российской Федерации</text:span></text:span><text:span text:style-name="Основной_20_шрифт_20_абзаца"><text:span text:style-name="T3">, а также индивидуальный предприниматель, зарегистрированный в соответствии с законодательством Российской Федерации</text:span></text:span><text:span text:style-name="Основной_20_шрифт_20_абзаца"><text:span text:style-name="T3"> </text:span></text:span><text:span text:style-name="Основной_20_шрифт_20_абзаца"><text:span text:style-name="T3">или любого иного государства,</text:span></text:span><text:span text:style-name="Основной_20_шрифт_20_абзаца"><text:span text:style-name="T3"> или юридическое лицо, созданное в соответствии с законодательством Российской Федерации</text:span></text:span><text:span text:style-name="Основной_20_шрифт_20_абзаца"><text:span text:style-name="T3"> </text:span></text:span><text:span text:style-name="Основной_20_шрифт_20_абзаца"><text:span text:style-name="T3">или любого иного государства</text:span></text:span><text:span text:style-name="Основной_20_шрифт_20_абзаца"><text:span text:style-name="T3">;</text:span></text:span></text:p>
            </text:list-item>
            <text:list-item>
              <text:p text:style-name="P17"><text:soft-page-break/><text:span text:style-name="Основной_20_шрифт_20_абзаца"><text:span text:style-name="T2">Логин </text:span></text:span><text:span text:style-name="Основной_20_шрифт_20_абзаца"><text:span text:style-name="T3">– уникальное имя Исполнителя/Заказчика, используемое им на Сайте в целях доступа к Защищенным страницам</text:span></text:span><text:span text:style-name="Основной_20_шрифт_20_абзаца"><text:span text:style-name="T3"> Сайта</text:span></text:span><text:span text:style-name="Основной_20_шрифт_20_абзаца"><text:span text:style-name="T3">;</text:span></text:span></text:p>
            </text:list-item>
            <text:list-item>
              <text:p text:style-name="P19"><text:span text:style-name="Основной_20_шрифт_20_абзаца"><text:span text:style-name="T2">Общество</text:span></text:span><text:span text:style-name="Основной_20_шрифт_20_абзаца"><text:span text:style-name="T2"> (Администрация Сайта)</text:span></text:span><text:span text:style-name="Основной_20_шрифт_20_абзаца"><text:span text:style-name="T2"> </text:span></text:span><text:span text:style-name="Основной_20_шрифт_20_абзаца"><text:span text:style-name="T2">‑</text:span></text:span><text:span text:style-name="Основной_20_шрифт_20_абзаца"><text:span text:style-name="T3"> ООО «Ваан», место нахождения: </text:span></text:span><text:span text:style-name="Основной_20_шрифт_20_абзаца"><text:span text:style-name="T3">125040, Москва, улица Нижняя, дом 14, корпус 1</text:span></text:span><text:span text:style-name="Основной_20_шрифт_20_абзаца"><text:span text:style-name="T3">, ОГРН 5067847040421, ИНН 7805399430;</text:span></text:span></text:p>
            </text:list-item>
            <text:list-item>
              <text:p text:style-name="P19"><text:span text:style-name="Основной_20_шрифт_20_абзаца"><text:span text:style-name="T2">Оферта</text:span></text:span><text:span text:style-name="Основной_20_шрифт_20_абзаца"><text:span text:style-name="T3"> – настоящее </text:span></text:span><text:span text:style-name="Основной_20_шрифт_20_абзаца"><text:span text:style-name="T3">предложение</text:span></text:span><text:span text:style-name="Основной_20_шрифт_20_абзаца"><text:span text:style-name="T3"> Заказчика (Работодателя), сделанное</text:span></text:span><text:span text:style-name="Основной_20_шрифт_20_абзаца"><text:span text:style-name="T3"> Исполнителю</text:span></text:span><text:span text:style-name="Основной_20_шрифт_20_абзаца"><text:span text:style-name="T3"> (Фри-лансеру) </text:span></text:span><text:span text:style-name="Основной_20_шрифт_20_абзаца"><text:span text:style-name="T3">при помощи прогр</text:span></text:span><text:span text:style-name="Основной_20_шрифт_20_абзаца"><text:span text:style-name="T3">аммно-технических средств Сайта, заключить настоящее Соглашение </text:span></text:span><text:span text:style-name="Основной_20_шрифт_20_абзаца"><text:span text:style-name="T3">на условиях, указанных в Оферте. Текст Оферты размещен на Сайте в сети Интернет по адресу</text:span></text:span><text:span text:style-name="Основной_20_шрифт_20_абзаца"><text:span text:style-name="T3">:</text:span></text:span> <text:a xlink:type="simple" xlink:href="http://www.free-lance.ru/agreement_escrow.pdf"><text:span text:style-name="Основной_20_шрифт_20_абзаца"><text:span text:style-name="T3">http://www.free-lance.ru/agreement_escrow.pdf</text:span></text:span></text:a><text:span text:style-name="Основной_20_шрифт_20_абзаца"><text:span text:style-name="T3">;</text:span></text:span></text:p>
            </text:list-item>
            <text:list-item>
              <text:p text:style-name="P17"><text:span text:style-name="Основной_20_шрифт_20_абзаца"><text:span text:style-name="T2">Пароль – </text:span></text:span><text:span text:style-name="Основной_20_шрифт_20_абзаца"><text:span text:style-name="T3">сочетание букв, цифр и символов, уникальное для Логина, позволяющее при одновременном вводе с Логином войти на Защищенные страницы Сайта;</text:span></text:span></text:p>
            </text:list-item>
            <text:list-item>
              <text:p text:style-name="P21"><text:span text:style-name="Основной_20_шрифт_20_абзаца"><text:span text:style-name="T2">Работа – </text:span></text:span><text:span text:style-name="Основной_20_шрифт_20_абзаца"><text:span text:style-name="T3">дизайнерские, художественные, маркетинговые, рекламные, редакторские работы и/или услуги, услуги по созданию произведений в области литературы, искусства, фотографии, Интернет-технологий и программирования, услуги по переводу, иные работы и/или услуги, выполняемые и оказываемые Исполнителем в рамках Со</text:span></text:span><text:span text:style-name="Основной_20_шрифт_20_абзаца"><text:span text:style-name="T3">глашения на основании Технического задания</text:span></text:span><text:span text:style-name="Основной_20_шрифт_20_абзаца"><text:span text:style-name="T3">;</text:span></text:span></text:p>
            </text:list-item>
            <text:list-item>
              <text:p text:style-name="P17"><text:span text:style-name="Основной_20_шрифт_20_абзаца"><text:span text:style-name="T2">Сайт </text:span></text:span><text:span text:style-name="Основной_20_шрифт_20_абзаца"><text:span text:style-name="T3">– совокупность программных и аппаратных средств для ЭВМ, обеспечивающих публикацию для обозрения информации и данных, объединенных общим целевым назначением, посредством технических средств, применяемых для связи между ЭВМ в сети Интернет. Сайт доступен по уникальному электронному адресу или его букве</text:span></text:span><text:span text:style-name="Основной_20_шрифт_20_абзаца"><text:span text:style-name="T3">нному обозначению. Под Сайтом </text:span></text:span><text:span text:style-name="Основной_20_шрифт_20_абзаца"><text:span text:style-name="T3">понимается Сайт, расположенный в сети Интернет по адресу </text:span></text:span><text:a xlink:type="simple" xlink:href="http://www.free-lance.ru/" office:target-frame-name="_top" xlink:show="replace"><text:span text:style-name="Основной_20_шрифт_20_абзаца"><text:span text:style-name="T3">http://www.</text:span></text:span></text:a><text:a xlink:type="simple" xlink:href="http://www.free-lance.ru/" office:target-frame-name="_top" xlink:show="replace"><text:span text:style-name="Основной_20_шрифт_20_абзаца"><text:span text:style-name="T3">free-lance.ru</text:span></text:span></text:a><text:span text:style-name="Основной_20_шрифт_20_абзаца"><text:span text:style-name="T3">;</text:span></text:span><text:span text:style-name="Основной_20_шрифт_20_абзаца"><text:span text:style-name="T2"> </text:span></text:span></text:p>
            </text:list-item>
            <text:list-item>
              <text:p text:style-name="P17"><text:span text:style-name="Основной_20_шрифт_20_абзаца"><text:span text:style-name="T2">Безопасная сделка </text:span></text:span><text:span text:style-name="Основной_20_шрифт_20_абзаца"><text:span text:style-name="T3">– онлайн сервис, доступный на Сайте, более подробная информация о котором содержится на Сайте в сети Интернет по адресу: </text:span></text:span><text:a xlink:type="simple" xlink:href="http://www.free-lance.ru/promo/sbr/"><text:span text:style-name="Основной_20_шрифт_20_абзаца"><text:span text:style-name="T3">http://www.free-lance.ru/promo/sbr/</text:span></text:span></text:a><text:span text:style-name="Основной_20_шрифт_20_абзаца"><text:span text:style-name="T3">;</text:span></text:span></text:p>
            </text:list-item>
            <text:list-item>
              <text:p text:style-name="P17"><text:span text:style-name="Основной_20_шрифт_20_абзаца"><text:span text:style-name="T2">Соглашение </text:span></text:span><text:span text:style-name="Основной_20_шрифт_20_абзаца"><text:span text:style-name="T3">– настоящее соглашение о выполнении работы и/или оказании услуги с использованием онлайн сервиса «Безопасная сделка», заключенное между Исполнителем и Заказчиком;</text:span></text:span></text:p>
            </text:list-item>
            <text:list-item>
              <text:p text:style-name="P17"><text:span text:style-name="Основной_20_шрифт_20_абзаца"><text:span text:style-name="T2">Стороны </text:span></text:span><text:span text:style-name="Основной_20_шрифт_20_абзаца"><text:span text:style-name="T3">– Заказчик и Исполнитель при их совместном упоминании, а </text:span></text:span><text:span text:style-name="Основной_20_шрифт_20_абзаца"><text:span text:style-name="T2">Сторона</text:span></text:span><text:span text:style-name="Основной_20_шрифт_20_абзаца"><text:span text:style-name="T3"> – любое из них при упоминании по отдельности;</text:span></text:span></text:p>
            </text:list-item>
            <text:list-item>
              <text:p text:style-name="P17"><text:bookmark-start text:name="_Ref202004462"/><text:span text:style-name="Основной_20_шрифт_20_абзаца"><text:span text:style-name="T2">Техническое задание </text:span></text:span><text:span text:style-name="Основной_20_шрифт_20_абзаца"><text:span text:style-name="T3">– совокупность требований Заказчика к предмету и условиям выполнения конкретной Работы Исполнителем в рамках настоящего Соглашения</text:span></text:span><text:bookmark-end text:name="_Ref202004462"/><text:span text:style-name="Основной_20_шрифт_20_абзаца"><text:span text:style-name="T3">. Техническое задание является неотъемлемой частью настоящего Соглашения.</text:span></text:span></text:p>
              <text:p text:style-name="P23"><text:span text:style-name="Основной_20_шрифт_20_абзаца"><text:span text:style-name="T3"/></text:span></text:p>
            </text:list-item>
          </text:list>
        </text:list-item>
        <text:list-item>
          <text:p text:style-name="P15">Условия заключения Соглашения</text:p>
        </text:list-item>
      </text:list>
      <text:p text:style-name="P7"/>
      <text:list xml:id="list31650623" text:continue-numbering="true" text:style-name="L1">
        <text:list-item>
          <text:list>
            <text:list-item>
              <text:p text:style-name="P18">Соглашение заключается между Исполнителями и Заказчиком, которыми могут быть физические лица — резиденты Российской Федерации нерезидент Российской Федерации, индивидуальные предприниматели, зарегистрированные в соответствии с законодательством Российской Федерации или любого иного государства, а также юридические лица, созданные в соответствии с законодательством Российской Федерации или любого иного государства.</text:p>
            </text:list-item>
            <text:list-item>
              <text:p text:style-name="P18">Соглашение заключается между Исполнителями и Заказчиком, прошедшими регистрацию на Сайте, полу<text:bookmark-start text:name="_Ref251575614"/>чившими Логин и имеющими Пароль.</text:p>
            </text:list-item>
            <text:list-item>
              <text:p text:style-name="P18">Исполнитель и Заказчик гарантируют, что они в соответствии с применимым правом и правом страны происхождения обладают полной <text:soft-page-break/>правоспособностью и дееспособностью, и имеют право заключать настоящее Соглашение;</text:p>
            </text:list-item>
            <text:list-item>
              <text:p text:style-name="P18">Исполнитель и Заказчик обязуются самостоятельно соблюдать законодательство о валютном регулировании и валютном контроле, а также таможенное законодательство и обязуются предоставлять все необходимые для этого документы и сведения соответствующим компетентным органам и организациям, другой Стороне, а также Обществу.</text:p>
            </text:list-item>
            <text:list-item>
              <text:p text:style-name="P18">В случае, когда одной из Сторон настоящего Соглашения является физическое лицо нерезидент Российской Федерации, или индивидуальный предприниматель, зарегистрированный в соответствии с законодательством любого другого государства, кроме Российской Федерации, или юридическое лицо, созданное в соответствии с законодательством любого другого государства, кроме Российской Федерации, для целей заключения настоящего Соглашения действуют следующие ограничения:</text:p>
              <text:list>
                <text:list-item>
                  <text:p text:style-name="P25">Сумма Зарезервированных денежных средств, как она определена в Договоре, в соответствии с условиями Договора, не должна превышать в эквиваленте 50000 (пятьдесят тысяч) долларов США по курсу иностранных валют к рублю, установленному ЦБ РФ на дату заключения настоящего Соглашения;</text:p>
                </text:list-item>
                <text:list-item>
                  <text:p text:style-name="P25">Соглашение может заключаться только в отношении Работы, передача результатов которой будет осуществляться исключительно посредством Интернета, и/или Соглашение может заключаться в отношении оказания услуг.</text:p>
                </text:list-item>
              </text:list>
            </text:list-item>
            <text:list-item>
              <text:p text:style-name="P18">Средством платежа по настоящему договору являются рубли Российской Федерации вне зависимости от Способа оплаты.</text:p>
            </text:list-item>
          </text:list>
        </text:list-item>
      </text:list>
      <text:p text:style-name="P8"><text:bookmark-end text:name="_Ref251575614"/></text:p>
      <text:list xml:id="list31640869" text:continue-numbering="true" text:style-name="L1">
        <text:list-item>
          <text:p text:style-name="P15">Предмет</text:p>
        </text:list-item>
      </text:list>
      <text:p text:style-name="P7"/>
      <text:list xml:id="list31639890" text:continue-numbering="true" text:style-name="L1">
        <text:list-item>
          <text:list>
            <text:list-item>
              <text:p text:style-name="P18">По настоящему Соглашению Исполнитель обязуется выполнить Работу для Заказчика на условиях согласованных в Техническом задании Заказчика и сдать результат Работы Заказчику, а Заказчик обязуется принять результат Работы и осуществить его оплату согласно условиям настоящего Соглашения.</text:p>
            </text:list-item>
            <text:list-item>
              <text:p text:style-name="P18">Подробное описание Работы, выполняемой Исполнителем, сроки ее выполнения, ее стоимость и иные соответствующие условия определяются в Техническом задании, согласованном Сторонами на Защищенных страницах Сайта в порядке, предусмотренном настоящим Соглашением. С момента утверждения Сторонами Технического задания оно становятся неотъемлемой частью настоящего Соглашения.</text:p>
            </text:list-item>
          </text:list>
        </text:list-item>
      </text:list>
      <text:p text:style-name="P11"/>
      <text:list xml:id="list31646562" text:continue-numbering="true" text:style-name="L1">
        <text:list-item>
          <text:p text:style-name="P16"><text:span text:style-name="Основной_20_шрифт_20_абзаца"><text:span text:style-name="T2">Направление Технического задания</text:span></text:span></text:p>
        </text:list-item>
      </text:list>
      <text:p text:style-name="P7"/>
      <text:list xml:id="list31663320" text:continue-numbering="true" text:style-name="L1">
        <text:list-item>
          <text:list>
            <text:list-item>
              <text:p text:style-name="P18">Техническое задание должно содержать описание Работы, достаточное для ее выполнения, стоимость Работы, срок выполнения Работы, иные условия выполнения Работы, имеющие существенное значение для Заказчика.</text:p>
            </text:list-item>
            <text:list-item>
              <text:p text:style-name="P22">Оформление и предоставление Технического задания осуществляется при помощи технических средств Сайта на Защищенных страницах Сайта. </text:p>
            </text:list-item>
            <text:list-item>
              <text:p text:style-name="P18">Техническое задание считается представленным Исполнителю с момента нажатия Заказчиком на Защищенных страницах Сайта на кнопку «Отправить на утверждение исполнителю». Технические средства Сайта позволяют идентифицировать нажатие указанной кнопки, совершенное под Логином Заказчика. Сведения о нажатии указанной кнопки будут сохраняться при помощи программно-технических средств Сайта. </text:p>
            </text:list-item>
            <text:list-item>
              <text:p text:style-name="P18"><text:soft-page-break/>Направление Технического задания является офертой Заказчика на заключение настоящего Соглашения.</text:p>
            </text:list-item>
            <text:list-item>
              <text:p text:style-name="P18">Заказчик вправе через Защищенные страницы Сайта изменять, дополнять или уточнять представленное Техническое задание, вносить в него корректировки либо отменять его до утверждения этого Технического задания Исполнителем.</text:p>
            </text:list-item>
            <text:list-item>
              <text:p text:style-name="P18">Исполнитель вправе обратиться к Заказчику с запросом об уточнении Технического задания. Исполнитель также вправе запросить у Заказчика дополнительные материалы или информацию, необходимые для выполнения Работы, предусмотренной Техническим заданием.</text:p>
            </text:list-item>
            <text:list-item>
              <text:p text:style-name="P18">Техническое задание не может предусматривать выполнение Работы, которая запрещена в соответствии с законодательством Российской Федерации.</text:p>
            </text:list-item>
          </text:list>
        </text:list-item>
      </text:list>
      <text:p text:style-name="P9"/>
      <text:list xml:id="list31637295" text:continue-numbering="true" text:style-name="L1">
        <text:list-item>
          <text:p text:style-name="P15">Утверждение Технического задания</text:p>
        </text:list-item>
      </text:list>
      <text:p text:style-name="P7"/>
      <text:list xml:id="list31648496" text:continue-numbering="true" text:style-name="L1">
        <text:list-item>
          <text:list>
            <text:list-item>
              <text:p text:style-name="P26">Техническое задание считается согласованным с момента его утверждения Исполнителем. </text:p>
            </text:list-item>
            <text:list-item>
              <text:p text:style-name="P26"><text:bookmark-start text:name="_Ref255308660"/>Утверждение Технического задания со стороны Исполнителя осуществляется путем нажатия на Защищенных страницах Сайта кнопки «Согласиться». Нажатие на кнопку «Согласиться» означает акцепт Исполнителем настоящего Соглашения. Технические средства Сайта позволяют идентифицировать нажатие указанной кнопки, совершенное под Логином Исполнителя. Сведения о нажатии указанной кнопки будут сохраняться при помощи программно-технических средств Сайта. <text:bookmark-end text:name="_Ref255308660"/></text:p>
            </text:list-item>
            <text:list-item>
              <text:p text:style-name="P24">Без нажатия под Логином Исполнителя на Защищенных страницах Сайта кнопки «Согласиться» Техническое задание не считается утвержденным. До момента утверждения Технического задания такое Техническое задание не является обязательным для Исполнителя и не имеет никаких иных юридических последствий. </text:p>
            </text:list-item>
            <text:list-item>
              <text:p text:style-name="P24">С момента утверждения Технического задания Исполнителем оно становится обязательным для Сторон и становится неотъемлемой частью Соглашения. После утверждения Технического задания Исполнителем Стороны вправе вносить в него только по обоюдному согласию изменения через Защищенные страницы Сайта.</text:p>
              <text:p text:style-name="P24"/>
            </text:list-item>
          </text:list>
        </text:list-item>
        <text:list-item>
          <text:p text:style-name="P16"><text:span text:style-name="Основной_20_шрифт_20_абзаца"><text:span text:style-name="T2">Условия выполнения Работы</text:span></text:span></text:p>
        </text:list-item>
      </text:list>
      <text:p text:style-name="P7"/>
      <text:list xml:id="list31650449" text:continue-numbering="true" text:style-name="L1">
        <text:list-item>
          <text:list>
            <text:list-item>
              <text:p text:style-name="P18">Исполнитель обязуется выполнять Работу в строгом соответствии с Техническим заданием. </text:p>
            </text:list-item>
            <text:list-item>
              <text:p text:style-name="P18">Исполнитель вправе самостоятельно определять порядок и способы выполнения Работы, если иное не согласовано в Техническом задании. </text:p>
            </text:list-item>
            <text:list-item>
              <text:p text:style-name="P18">Работа выполняется иждивением Исполнителя, если только иное не указано в утвержденном Техническом задании. </text:p>
            </text:list-item>
            <text:list-item>
              <text:p text:style-name="P18">Качество выполняемой Работы должно соответствовать условиям Технического задания, а при отсутствии таких условий – соответствовать требованиям, обычно предъявляемым к работам или услугам такого рода.</text:p>
            </text:list-item>
            <text:list-item>
              <text:p text:style-name="P18">Работа должна быть выполнена в срок, указанный в Техническом задании. </text:p>
            </text:list-item>
            <text:list-item>
              <text:p text:style-name="P18">Передача и приемка результата Работы осуществляется в соответствии с условиями Договора, с учетом ограничения, установленного п. 2.5.2 настоящего Соглашения.</text:p>
            </text:list-item>
            <text:list-item>
              <text:p text:style-name="P18"><text:soft-page-break/>Заказчик подтверждает принятие им Работы путем выбора на Защищенных страницах Сайта в поле «Статус» значения «завершено». С момента выбора в поле «Статус» на Защищенных страницах Сайта значения «завершено» Работа считается выполненной надлежащим образом и принятой без замечаний. </text:p>
            </text:list-item>
            <text:list-item>
              <text:p text:style-name="P18">Оплата Работы осуществляется в соответствии с условиями Соглашения и Договора. Условия обеспечения надлежащего исполнения обязанностей Сторон по настоящему Соглашению регулируются Договором.</text:p>
            </text:list-item>
          </text:list>
        </text:list-item>
      </text:list>
      <text:p text:style-name="P13"/>
      <text:list xml:id="list31656317" text:continue-numbering="true" text:style-name="L1">
        <text:list-item>
          <text:p text:style-name="P15">Ответственность сторон</text:p>
        </text:list-item>
      </text:list>
      <text:p text:style-name="P7"/>
      <text:list xml:id="list31657984" text:continue-numbering="true" text:style-name="L1">
        <text:list-item>
          <text:list>
            <text:list-item>
              <text:p text:style-name="P26">За неисполнение или ненадлежащее исполнение обязательств по Соглашению Стороны несут ответственность в соответствии с действующим законодательством Российской Федерации.</text:p>
            </text:list-item>
          </text:list>
        </text:list-item>
      </text:list>
      <text:p text:style-name="P10"/>
      <text:list xml:id="list31644817" text:continue-numbering="true" text:style-name="L1">
        <text:list-item>
          <text:p text:style-name="P15">Заключение, изменение и расторжение Соглашения</text:p>
        </text:list-item>
      </text:list>
      <text:p text:style-name="P7"><text:bookmark-start text:name="_Ref255308619"/></text:p>
      <text:list xml:id="list31641796" text:continue-numbering="true" text:style-name="L1">
        <text:list-item>
          <text:list>
            <text:list-item>
              <text:p text:style-name="P18">Соглашение заключается путем согласования Технического задания. Настоящее Соглашения считается заключенным с момента, когда Техническое задание утверждено Исполнителем путем нажатия на Защищенных страницах Сайта кнопки «Согласиться».<text:bookmark-end text:name="_Ref255308619"/></text:p>
            </text:list-item>
            <text:list-item>
              <text:p text:style-name="P18">После утверждения Технического задания Исполнителем с помощью технических средств Сайта Техническому заданию присваивается внутренний номер и дата, которые доводятся до Исполнителя и Заказчика через Защищенные страницы Сайта.</text:p>
            </text:list-item>
            <text:list-item>
              <text:p text:style-name="P18">Действия, связанные с заключением, изменением, расторжением или исполнением Соглашения, которые совершены лицом, воспользовавшимся Логином и Паролем Исполнителя/Заказчика для доступа к Защищенным страницам Сайта, считаются совершенными соответственно Исполнителем/Заказчиком от собственного имени, как если бы были совершены Исполнителем/Заказчиком лично.</text:p>
            </text:list-item>
            <text:list-item>
              <text:p text:style-name="P18">Наличие заключенного Соглашения подтверждается действиями Исполнителя по выполнению Работы в связи с Соглашением на основании Технического задания, а также действиями Заказчика по осуществлению Резервирования денежных средств, как оно определено в Договоре, в соответствии с условиями Договора.</text:p>
            </text:list-item>
            <text:list-item>
              <text:p text:style-name="P18">По запросу любой из Сторон Общество предоставляет заверенную Обществом распечатку согласованного Сторонами Технического задания, настоящего Соглашения, Договора, переписку Сторон.</text:p>
            </text:list-item>
            <text:list-item>
              <text:p text:style-name="P18">В целях подтверждения наличия заключенного между Сторонами Соглашения Стороны могут подписать настоящее Соглашение в письменной форме. В таком случае Соглашение должно быть подписано уполномоченными представителями Сторон в количестве двух идентичных экземпляров, по одному для каждой из Сторон, кроме этого один экземпляр подписанного Сторонами Соглашения предоставляется Обществу. При этом копия подписанного Соглашения должна быть размещена каждой из Сторон на Защищенных страницах Сайта (если только Обществом не будет решено иное).</text:p>
            </text:list-item>
            <text:list-item>
              <text:p text:style-name="P26">Соглашение может быть изменено по соглашению Сторон, а также в случаях, предусмотренных Договором. Ни одна из Сторон не может в одностороннем порядке изменять условия Соглашения. В случае изменения Соглашения Стороны обязаны немедленно уведомить об этом Общество с предоставлением надлежащего подтверждения такого изменения Соглашения.</text:p>
            </text:list-item>
            <text:list-item>
              <text:p text:style-name="P26"><text:soft-page-break/>Соглашение может быть расторгнуто только по соглашению Сторон, а также в случаях, предусмотренных Договором. В случае расторжения Соглашения Стороны должны уведомить об этом Общество с предоставлением надлежащего подтверждения такого расторжения Соглашения.</text:p>
            </text:list-item>
          </text:list>
        </text:list-item>
      </text:list>
      <text:p text:style-name="P10"/>
      <text:list xml:id="list31635432" text:continue-numbering="true" text:style-name="L1">
        <text:list-item>
          <text:p text:style-name="P15">Применимое право и порядок разрешения споров</text:p>
        </text:list-item>
      </text:list>
      <text:p text:style-name="P7"/>
      <text:list xml:id="list31654638" text:continue-numbering="true" text:style-name="L1">
        <text:list-item>
          <text:list>
            <text:list-item>
              <text:p text:style-name="P20">Соглашение регулируется и толкуется в соответствии с материальным правом Российской Федерации без учета его коллизионных норм.</text:p>
            </text:list-item>
            <text:list-item>
              <text:p text:style-name="P20">В случае возникновения любых споров или разногласий, связанных с исполнением Соглашения, Стороны приложат все усилия для их разрешения путем переговоров. </text:p>
            </text:list-item>
            <text:list-item>
              <text:p text:style-name="P20">Если возникший спор и разногласия не будут разрешены путем переговоров, они подлежат разрешению в соответствии с п. 9 Договора.</text:p>
            </text:list-item>
            <text:list-item>
              <text:p text:style-name="P20">Если после Осуществления оплаты/возврата Стоимости работы, как оно определено в Договоре, Исполнителю/Заказчику в соответствии с условиями Договора, Стороны не урегулировали разногласия в связи с Соглашением, то соответственно Стороны могут обратиться в компетентный суд для разрешения любых неурегулированных спорных вопросов в связи с Соглашением без привлечения к этому Общества. </text:p>
            </text:list-item>
          </text:list>
        </text:list-item>
      </text:list>
      <text:p text:style-name="P12"/>
      <text:list xml:id="list31653237" text:continue-numbering="true" text:style-name="L1">
        <text:list-item>
          <text:p text:style-name="P15">Заключительные положения</text:p>
        </text:list-item>
      </text:list>
      <text:p text:style-name="P7"/>
      <text:list xml:id="list31663176" text:continue-numbering="true" text:style-name="L1">
        <text:list-item>
          <text:list>
            <text:list-item>
              <text:p text:style-name="P18">Положения Договора в части, регулирующей отношения между Заказчиком и Исполнителем применительно к предмету Соглашения, дополняют положения такого Соглашения и считаются включенными в такое Соглашение. В случае несоответствия положений Договора и Соглашения положения Договора будут иметь преимущественную силу над положениями Соглашения в отношениях между Заказчиком и Исполнителем.</text:p>
            </text:list-item>
            <text:list-item>
              <text:p text:style-name="P18">Стороны соглашаются, что любые сообщения, направляемые Сторонами друг другу при помощи Защищенных страниц Сайта, приравниваются к письменным документам, подписанным Сторонами лично, и имеют такое же юридическое значение. Стороны соглашаются, что такие сообщения будут считаться надлежащим для целей настоящего Соглашения, а любые договоренности или указания Сторон по поводу Соглашения, Технического задания или Договора, оформленные при помощи программно-технических средств Сайта на Защищенных страницах Сайта, будут считаться изменяющими соответственно Соглашение, Техническое задание или Договор, как если бы такие изменения были сделаны Сторонами в письменной форме, или являющимися частью настоящего Соглашения.</text:p>
            </text:list-item>
            <text:list-item>
              <text:p text:style-name="P18">В случае возникновения разногласий между Сторонами сведения, которые зафиксированы при помощи технических средств Сайта, имеют преимущественное значение при разрешении таких разногласий. Общество по запросу Сторон и/или уполномоченного органа власти предоставляет соответствующие сведения.</text:p>
            </text:list-item>
            <text:list-item>
              <text:p text:style-name="P18">Стороны обязуются сообщать друг другу и Обществу о любом факте несанкционированного разглашения третьим лицам Логина и Пароля. </text:p>
            </text:list-item>
            <text:list-item>
              <text:p text:style-name="P18"><text:bookmark-start text:name="_Ref251317569"/>Стороны принимают во внимание и соглашаются, что исполнение, неисполнение или ненадлежащее исполнение обязательств по настоящему Соглашению может влиять на статус и/или характеристики Сторон в соответствии с правилами Сайта, сведения об этом могут отражаться и комментироваться на соответствующих <text:soft-page-break/>страницах Сайта, использоваться иным образом в связи с функционированием Сайта и его сервисов.<text:bookmark-end text:name="_Ref251317569"/></text:p>
            </text:list-item>
            <text:list-item>
              <text:p text:style-name="P18"><text:bookmark-start text:name="_Ref256592530"/>Стороны гарантируют, что пользуются Сайтом в соответствии с условиями и правилами его использования, информация о них на Защищенных страницах Сайта отражена правильным и полным образом, они действуют под собственными, а не вымышленными именами, все действия, совершенные на Сайте под Логином и Паролем, совершаются ими лично или уполномоченными лицами, обязательны и юридически действительны для Сторон.<text:bookmark-end text:name="_Ref256592530"/></text:p>
            </text:list-item>
            <text:list-item>
              <text:p text:style-name="P17"><text:span text:style-name="Основной_20_шрифт_20_абзаца"><text:span text:style-name="T3"><text:s/>Все изменения к настоящему Соглашению, а также иные соглашения между Сторонами, переписка между ними, уведомления и обращения осуществляются исключительно на русском языке.</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ru" fo:country="RU" fo:font-style="normal" style:text-underline-style="none" fo:font-weight="normal" style:letter-kerning="false" style:font-size-asian="10pt" style:language-asian="ru" style:country-asian="R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ru" fo:country="RU" fo:font-style="normal" style:text-underline-style="none" fo:font-weight="normal" style:letter-kerning="false" fo:background-color="transparent" style:font-name-asian="Calibri"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Обычный"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Subtle_20_Emphasis" style:display-name="Subtle Emphasis" style:family="paragraph" style:parent-style-name="Обычный">
      <style:paragraph-properties fo:margin="100%" fo:margin-left="1.27cm" fo:margin-right="0cm" fo:margin-top="0cm" fo:margin-bottom="0cm" fo:line-height="100%" fo:hyphenation-ladder-count="no-limit" fo:text-indent="0cm" style:auto-text-indent="false">
        <style:tab-stops/>
      </style:paragraph-properties>
      <style:text-properties style:font-name="Times New Roman" fo:font-size="12pt" style:font-name-asian="Times New Roman" style:font-size-asian="12pt" style:language-asian="ru" style:country-asian="RU" style:font-size-complex="12pt" fo:hyphenate="false" fo:hyphenation-remain-char-count="0" fo:hyphenation-push-char-count="0"/>
    </style:style>
    <style:style style:name="Текст_20_примечания" style:display-name="Текст примечания" style:family="paragraph" style:parent-style-name="Обычный">
      <style:paragraph-properties fo:hyphenation-ladder-count="no-limit"/>
      <style:text-properties fo:font-size="10pt" style:font-size-asian="10pt" style:font-size-complex="10pt" fo:hyphenate="false" fo:hyphenation-remain-char-count="0" fo:hyphenation-push-char-count="0"/>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Основной_20_шрифт_20_абзаца" style:display-name="Основной шрифт абзаца" style:family="text"/>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language-asian="en" style:country-asian="US"/>
    </style:style>
    <style:style style:name="Тема_20_примечания_20_Знак" style:display-name="Тема примечания Знак" style:family="text">
      <style:text-properties fo:font-weight="bold" style:language-asian="en" style:country-asian="US" style:font-weight-asian="bold" style:font-weight-complex="bold"/>
    </style:style>
    <style:style style:name="Текст_20_выноски_20_Знак" style:display-name="Текст выноски Знак" style:family="text">
      <style:text-properties style:font-name="Tahoma" fo:font-size="8pt" style:font-size-asian="8pt" style:language-asian="en" style:country-asian="US" style:font-name-complex="Tahoma" style:font-size-complex="8pt"/>
    </style:style>
    <style:style style:name="Верхний_20_колонтитул_20_Знак" style:display-name="Верхний колонтитул Знак" style:family="text">
      <style:text-properties fo:font-size="11pt" style:font-size-asian="11pt" style:language-asian="en" style:country-asian="US" style:font-size-complex="11pt"/>
    </style:style>
    <style:style style:name="Нижний_20_колонтитул_20_Знак" style:display-name="Нижний колонтитул Знак" style:family="text">
      <style:text-properties fo:font-size="11pt" style:font-size-asian="11pt" style:language-asian="en" style:country-asian="US" style:font-size-complex="11pt"/>
    </style:style>
    <style:style style:name="WW_5f_CharLFO1LVL1" style:display-name="WW_CharLFO1LVL1" style:family="text">
      <style:text-properties fo:font-weight="bold" style:font-weight-asian="bold"/>
    </style:style>
    <style:style style:name="WW_5f_CharLFO1LVL2" style:display-name="WW_CharLFO1LVL2"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footnote-max-height="0cm">
        <style:footnote-sep style:width="0.018cm" style:adjustment="left" style:rel-width="33%" style:color="#000000"/>
      </style:page-layout-properties>
      <style:header-style/>
      <style:footer-style>
        <style:header-footer-properties fo:min-height="0.7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Основной_20_шрифт_20_абзаца"><text:span text:style-name="MT1"><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dc:subject/>
    <meta:initial-creator>Gladkikh_D</meta:initial-creator>
    <meta:creation-date>2012-08-13T12:37:00Z</meta:creation-date>
    <dc:date>2013-03-06T11:50:03.92</dc:date>
    <meta:print-date>2012-03-22T08:13:00Z</meta:print-date>
    <meta:editing-cycles>9</meta:editing-cycles>
    <meta:editing-duration>PT17M49S</meta:editing-duration>
    <meta:document-statistic meta:table-count="0" meta:image-count="0" meta:object-count="0" meta:page-count="7" meta:paragraph-count="83" meta:word-count="2157" meta:character-count="17723"/>
    <meta:template xlink:type="simple" xlink:actuate="onRequest" xlink:title="" xlink:href="../../../../../../Documents%20and%20Settings/Admin/Рабочий%20стол/norisk/norisk/agreement_escrow_14062012.odt/Normal.dotm"/>
  </office:meta>
</office:document-meta>
</file>